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1.42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40.23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6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axlake</text:p>
          </table:table-cell>
          <table:table-cell/>
          <table:table-cell table:style-name="ce9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_vol0_factor</text:p>
          </table:table-cell>
          <table:table-cell/>
          <table:table-cell table:style-name="ce9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ppend_output</text:p>
          </table:table-cell>
          <table:table-cell/>
          <table:table-cell table:style-name="ce9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 table:number-rows-repeated="31582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 style:data-style-name="N2" text:time-value="17:43:13.6969107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5-06-23T12:25:26</meta:creation-date>
    <dc:date>2018-02-13T17:46:06.967775632</dc:date>
    <meta:editing-cycles>248</meta:editing-cycles>
    <meta:editing-duration>P12DT2H43M55S</meta:editing-duration>
    <dc:creator>Tobias Pilz</dc:creator>
    <meta:document-statistic meta:table-count="3" meta:cell-count="2467" meta:object-count="0"/>
    <meta:user-defined meta:name="Info 1"/>
    <meta:user-defined meta:name="Info 2"/>
    <meta:user-defined meta:name="Info 3"/>
    <meta:user-defined meta:name="Info 4"/>
  </office:meta>
</office:document-meta>
</file>